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F" style:family="table-column">
      <style:table-column-properties style:column-width="2.835cm" style:rel-column-width="10925*"/>
    </style:style>
    <style:style style:name="Tableau2.A1" style:family="table-cell">
      <style:table-cell-properties fo:padding="0.097cm" fo:border="none"/>
    </style:style>
    <style:style style:name="Tableau3" style:family="table" style:master-page-name="">
      <style:table-properties style:width="13.993cm" style:page-number="auto" table:align="left"/>
    </style:style>
    <style:style style:name="Tableau3.A" style:family="table-column">
      <style:table-column-properties style:column-width="2.833cm"/>
    </style:style>
    <style:style style:name="Tableau3.C" style:family="table-column">
      <style:table-column-properties style:column-width="2.835cm"/>
    </style:style>
    <style:style style:name="Tableau3.E" style:family="table-column">
      <style:table-column-properties style:column-width="2.6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18pt" fo:font-weight="bold" officeooo:rsid="00184590" officeooo:paragraph-rsid="0018459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12pt" officeooo:rsid="00184590" officeooo:paragraph-rsid="0018459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officeooo:rsid="00184590" officeooo:paragraph-rsid="0018459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officeooo:rsid="003f2450" officeooo:paragraph-rsid="003faf5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officeooo:rsid="003faf54" officeooo:paragraph-rsid="003faf5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officeooo:rsid="0042edc5" officeooo:paragraph-rsid="0042edc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officeooo:rsid="0044f7eb" officeooo:paragraph-rsid="0044f7e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officeooo:rsid="0048dd43" officeooo:paragraph-rsid="0048dd4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officeooo:rsid="004c59c4" officeooo:paragraph-rsid="004c59c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officeooo:rsid="00504c0b" officeooo:paragraph-rsid="00504c0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officeooo:rsid="005279d8" officeooo:paragraph-rsid="005279d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officeooo:rsid="00577091" officeooo:paragraph-rsid="00577091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officeooo:rsid="0059a69f" officeooo:paragraph-rsid="0059a69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officeooo:rsid="005d09b7" officeooo:paragraph-rsid="005d09b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officeooo:rsid="0062bcce" officeooo:paragraph-rsid="0062bcce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imbus Sans L" fo:font-size="12pt" officeooo:rsid="006393dc" officeooo:paragraph-rsid="006393d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Nimbus Sans L" fo:font-size="12pt" officeooo:rsid="0069593d" officeooo:paragraph-rsid="006393d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Nimbus Sans L" fo:font-size="12pt" officeooo:rsid="00768619" officeooo:paragraph-rsid="00768619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Nimbus Sans L" fo:font-size="12pt" officeooo:rsid="00796815" officeooo:paragraph-rsid="00796815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Nimbus Sans L" fo:font-size="12pt" officeooo:rsid="007a44b0" officeooo:paragraph-rsid="007a44b0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Nimbus Sans L" fo:font-size="12pt" officeooo:rsid="007a44b0" officeooo:paragraph-rsid="007de743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84590" officeooo:paragraph-rsid="0018459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5d09b7" officeooo:paragraph-rsid="005d09b7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77091" officeooo:paragraph-rsid="00577091" style:font-size-asian="10.5pt" style:font-size-complex="12pt"/>
    </style:style>
    <style:style style:name="P26" style:family="paragraph" style:parent-style-name="Standard">
      <style:text-properties style:font-name="Nimbus Sans L" officeooo:rsid="008464b7" officeooo:paragraph-rsid="008464b7"/>
    </style:style>
    <style:style style:name="P27" style:family="paragraph" style:parent-style-name="Standard">
      <style:text-properties style:font-name="Nimbus Sans L" fo:font-weight="bold" officeooo:rsid="008464b7" officeooo:paragraph-rsid="008464b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0pt" officeooo:rsid="003f2450" officeooo:paragraph-rsid="003f5e67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0pt" officeooo:rsid="003f2450" officeooo:paragraph-rsid="003faf54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ndale Mono" fo:font-size="10pt" officeooo:rsid="004679be" officeooo:paragraph-rsid="004679be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0pt" officeooo:rsid="004679be" officeooo:paragraph-rsid="0047d541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ndale Mono" fo:font-size="10pt" officeooo:rsid="0048dd43" officeooo:paragraph-rsid="0048dd43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ndale Mono" fo:font-size="10pt" officeooo:rsid="005279d8" officeooo:paragraph-rsid="005279d8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ndale Mono" fo:font-size="10pt" officeooo:rsid="006393dc" officeooo:paragraph-rsid="0064db0d" style:font-size-asian="10pt" style:font-size-complex="10pt"/>
    </style:style>
    <style:style style:name="P35" style:family="paragraph" style:parent-style-name="Standard">
      <style:text-properties officeooo:paragraph-rsid="007de743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062bcce" officeooo:paragraph-rsid="0064db0d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Nimbus Sans L" fo:font-size="12pt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Nimbus Sans L" fo:font-size="12pt" officeooo:paragraph-rsid="007de743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Nimbus Sans L" fo:font-size="12pt" officeooo:rsid="006a4205" officeooo:paragraph-rsid="006a4205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Nimbus Sans L" fo:font-size="12pt" officeooo:rsid="006a4205" officeooo:paragraph-rsid="007de743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Nimbus Sans L" fo:font-size="12pt" officeooo:rsid="006a4205" officeooo:paragraph-rsid="006a4205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Nimbus Sans L" fo:font-size="12pt" officeooo:rsid="006a4205" officeooo:paragraph-rsid="007de743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Nimbus Sans L" fo:font-size="12pt" officeooo:rsid="006a4205" officeooo:paragraph-rsid="007fe946" style:font-size-asian="10.5pt" style:font-size-complex="12pt"/>
    </style:style>
    <style:style style:name="P44" style:family="paragraph" style:parent-style-name="Table_20_Contents">
      <style:paragraph-properties fo:text-align="end" style:justify-single-word="false"/>
      <style:text-properties style:font-name="Nimbus Sans L" fo:font-size="12pt" style:font-size-asian="10.5pt" style:font-size-complex="12pt"/>
    </style:style>
    <style:style style:name="P45" style:family="paragraph" style:parent-style-name="Table_20_Contents">
      <style:paragraph-properties fo:text-align="end" style:justify-single-word="false"/>
      <style:text-properties style:font-name="Nimbus Sans L" fo:font-size="12pt" officeooo:paragraph-rsid="006d8f45" style:font-size-asian="10.5pt" style:font-size-complex="12pt"/>
    </style:style>
    <style:style style:name="P46" style:family="paragraph" style:parent-style-name="Table_20_Contents">
      <style:paragraph-properties fo:text-align="end" style:justify-single-word="false"/>
      <style:text-properties style:font-name="Nimbus Sans L" fo:font-size="12pt" officeooo:paragraph-rsid="007de743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Nimbus Sans L" fo:font-size="12pt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Nimbus Sans L" fo:font-size="12pt" officeooo:paragraph-rsid="007de743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Andale Mono" fo:font-size="10pt" officeooo:rsid="0046406a" officeooo:paragraph-rsid="004679be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Andale Mono" fo:font-size="10pt" officeooo:rsid="0046406a" officeooo:paragraph-rsid="0047d541" style:font-size-asian="10pt" style:font-size-complex="10pt"/>
    </style:style>
    <style:style style:name="P51" style:family="paragraph" style:parent-style-name="Standard">
      <style:text-properties style:font-name="Nimbus Sans L" officeooo:rsid="008464b7" officeooo:paragraph-rsid="008464b7"/>
    </style:style>
    <style:style style:name="P52" style:family="paragraph" style:parent-style-name="Standard">
      <style:text-properties officeooo:paragraph-rsid="009a0745"/>
    </style:style>
    <style:style style:name="P53" style:family="paragraph" style:parent-style-name="Standard">
      <style:text-properties officeooo:paragraph-rsid="009befbd"/>
    </style:style>
    <style:style style:name="P54" style:family="paragraph" style:parent-style-name="Standard">
      <style:text-properties officeooo:paragraph-rsid="00a41f84"/>
    </style:style>
    <style:style style:name="P55" style:family="paragraph" style:parent-style-name="Standard">
      <style:text-properties officeooo:rsid="00a6a06e" officeooo:paragraph-rsid="00a6a06e"/>
    </style:style>
    <style:style style:name="P56" style:family="paragraph" style:parent-style-name="Standard">
      <style:text-properties officeooo:rsid="00a8cf6b" officeooo:paragraph-rsid="00a8cf6b"/>
    </style:style>
    <style:style style:name="P57" style:family="paragraph" style:parent-style-name="Standard">
      <style:text-properties officeooo:rsid="00b47249" officeooo:paragraph-rsid="00b47249"/>
    </style:style>
    <style:style style:name="P58" style:family="paragraph" style:parent-style-name="Standard">
      <style:text-properties officeooo:paragraph-rsid="00b7bbd4"/>
    </style:style>
    <style:style style:name="P59" style:family="paragraph" style:parent-style-name="Standard">
      <style:text-properties officeooo:rsid="00b9912f" officeooo:paragraph-rsid="00b9912f"/>
    </style:style>
    <style:style style:name="P60" style:family="paragraph" style:parent-style-name="Standard">
      <style:text-properties officeooo:rsid="00ba31f6" officeooo:paragraph-rsid="00ca89c1"/>
    </style:style>
    <style:style style:name="P61" style:family="paragraph" style:parent-style-name="Standard">
      <style:text-properties officeooo:paragraph-rsid="00bbbc56"/>
    </style:style>
    <style:style style:name="P62" style:family="paragraph" style:parent-style-name="Standard">
      <style:text-properties officeooo:paragraph-rsid="00bc0f9c"/>
    </style:style>
    <style:style style:name="P63" style:family="paragraph" style:parent-style-name="Standard">
      <style:text-properties officeooo:paragraph-rsid="00bd8ec5"/>
    </style:style>
    <style:style style:name="P64" style:family="paragraph" style:parent-style-name="Standard">
      <style:text-properties officeooo:paragraph-rsid="00c88772"/>
    </style:style>
    <style:style style:name="P65" style:family="paragraph" style:parent-style-name="Standard">
      <style:text-properties officeooo:paragraph-rsid="00ca89c1"/>
    </style:style>
    <style:style style:name="P66" style:family="paragraph" style:parent-style-name="Table_20_Contents">
      <style:paragraph-properties fo:text-align="center" style:justify-single-word="false"/>
      <style:text-properties style:font-name="Nimbus Sans L" fo:font-size="12pt" officeooo:rsid="006a4205" officeooo:paragraph-rsid="007de743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Nimbus Sans L" fo:font-size="12pt" officeooo:rsid="006a4205" officeooo:paragraph-rsid="007fe946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Nimbus Sans L" fo:font-size="12pt" officeooo:rsid="006a4205" officeooo:paragraph-rsid="007de743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Nimbus Sans L" fo:font-size="12pt" officeooo:paragraph-rsid="007de743" style:font-size-asian="10.5pt" style:font-size-complex="12pt"/>
    </style:style>
    <style:style style:name="P70" style:family="paragraph" style:parent-style-name="Table_20_Contents">
      <style:paragraph-properties fo:text-align="end" style:justify-single-word="false"/>
      <style:text-properties style:font-name="Nimbus Sans L" fo:font-size="12pt" officeooo:paragraph-rsid="007de743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Nimbus Sans L" fo:font-size="12pt" officeooo:paragraph-rsid="007de743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Nimbus Sans L" fo:font-size="12pt" officeooo:rsid="00ac0da6" officeooo:paragraph-rsid="00ac0da6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Nimbus Sans L" fo:font-size="12pt" officeooo:rsid="00ac15ac" officeooo:paragraph-rsid="00ac15ac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Nimbus Sans L" fo:font-size="12pt" officeooo:rsid="00ae6f8e" officeooo:paragraph-rsid="00ae6f8e" style:font-size-asian="10.5pt" style:font-size-complex="12pt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Nimbus Sans L" fo:font-size="12pt" officeooo:paragraph-rsid="007de743" style:font-size-asian="10.5pt" style:font-size-complex="12pt"/>
    </style:style>
    <style:style style:name="T1" style:family="text">
      <style:text-properties officeooo:rsid="003bee3d"/>
    </style:style>
    <style:style style:name="T2" style:family="text">
      <style:text-properties officeooo:rsid="003f5e67"/>
    </style:style>
    <style:style style:name="T3" style:family="text">
      <style:text-properties officeooo:rsid="003faf54"/>
    </style:style>
    <style:style style:name="T4" style:family="text">
      <style:text-properties officeooo:rsid="0040a1da"/>
    </style:style>
    <style:style style:name="T5" style:family="text">
      <style:text-properties officeooo:rsid="0042edc5"/>
    </style:style>
    <style:style style:name="T6" style:family="text">
      <style:text-properties style:text-position="super 58%" officeooo:rsid="0042edc5"/>
    </style:style>
    <style:style style:name="T7" style:family="text">
      <style:text-properties style:font-name="Andale Mono" fo:font-size="10pt" style:font-size-asian="10pt" style:font-size-complex="10pt"/>
    </style:style>
    <style:style style:name="T8" style:family="text">
      <style:text-properties style:font-name="Andale Mono" fo:font-size="10pt" officeooo:rsid="003f5e67" style:font-size-asian="10pt" style:font-size-complex="10pt"/>
    </style:style>
    <style:style style:name="T9" style:family="text">
      <style:text-properties style:font-name="Andale Mono" fo:font-size="10pt" officeooo:rsid="003faf54" style:font-size-asian="10pt" style:font-size-complex="10pt"/>
    </style:style>
    <style:style style:name="T10" style:family="text">
      <style:text-properties style:font-name="Nimbus Sans L"/>
    </style:style>
    <style:style style:name="T11" style:family="text">
      <style:text-properties style:font-name="Nimbus Sans L" officeooo:rsid="003f5e67"/>
    </style:style>
    <style:style style:name="T12" style:family="text">
      <style:text-properties style:font-name="Nimbus Sans L" officeooo:rsid="004345dc"/>
    </style:style>
    <style:style style:name="T13" style:family="text">
      <style:text-properties style:font-name="Nimbus Sans L" officeooo:rsid="00435ee1"/>
    </style:style>
    <style:style style:name="T14" style:family="text">
      <style:text-properties style:font-name="Nimbus Sans L" officeooo:rsid="00438771"/>
    </style:style>
    <style:style style:name="T15" style:family="text">
      <style:text-properties style:font-name="Nimbus Sans L" officeooo:rsid="0046406a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891b3b" style:font-size-asian="12pt" style:font-weight-asian="bold" style:font-size-complex="12pt" style:font-weight-complex="bold"/>
    </style:style>
    <style:style style:name="T18" style:family="text">
      <style:text-properties officeooo:rsid="0046406a"/>
    </style:style>
    <style:style style:name="T19" style:family="text">
      <style:text-properties officeooo:rsid="004d2cbb"/>
    </style:style>
    <style:style style:name="T20" style:family="text">
      <style:text-properties officeooo:rsid="0053e491"/>
    </style:style>
    <style:style style:name="T21" style:family="text">
      <style:text-properties officeooo:rsid="0057c66e"/>
    </style:style>
    <style:style style:name="T22" style:family="text">
      <style:text-properties officeooo:rsid="005a4dad"/>
    </style:style>
    <style:style style:name="T23" style:family="text">
      <style:text-properties officeooo:rsid="005ad593"/>
    </style:style>
    <style:style style:name="T24" style:family="text">
      <style:text-properties officeooo:rsid="00602bd7"/>
    </style:style>
    <style:style style:name="T25" style:family="text">
      <style:text-properties officeooo:rsid="006393dc"/>
    </style:style>
    <style:style style:name="T26" style:family="text">
      <style:text-properties officeooo:rsid="00685887"/>
    </style:style>
    <style:style style:name="T27" style:family="text">
      <style:text-properties officeooo:rsid="006a4205"/>
    </style:style>
    <style:style style:name="T28" style:family="text">
      <style:text-properties officeooo:rsid="00807ad5"/>
    </style:style>
    <style:style style:name="T29" style:family="text">
      <style:text-properties officeooo:rsid="0085997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8ea98e" style:font-weight-asian="bold" style:font-weight-complex="bold"/>
    </style:style>
    <style:style style:name="T32" style:family="text">
      <style:text-properties fo:font-weight="bold" officeooo:rsid="00938d71" style:font-weight-asian="bold" style:font-weight-complex="bold"/>
    </style:style>
    <style:style style:name="T33" style:family="text">
      <style:text-properties fo:font-weight="bold" officeooo:rsid="00989b73" style:font-weight-asian="bold" style:font-weight-complex="bold"/>
    </style:style>
    <style:style style:name="T34" style:family="text">
      <style:text-properties officeooo:rsid="008a66e3"/>
    </style:style>
    <style:style style:name="T35" style:family="text">
      <style:text-properties officeooo:rsid="0090c26f"/>
    </style:style>
    <style:style style:name="T36" style:family="text">
      <style:text-properties officeooo:rsid="00954e41"/>
    </style:style>
    <style:style style:name="T37" style:family="text">
      <style:text-properties officeooo:rsid="00989b73"/>
    </style:style>
    <style:style style:name="T38" style:family="text">
      <style:text-properties style:font-name="Nimbus Sans L"/>
    </style:style>
    <style:style style:name="T39" style:family="text">
      <style:text-properties style:font-name="Nimbus Sans L" officeooo:rsid="009befbd"/>
    </style:style>
    <style:style style:name="T40" style:family="text">
      <style:text-properties style:font-name="Nimbus Sans L" fo:font-weight="bold" style:font-weight-asian="bold" style:font-weight-complex="bold"/>
    </style:style>
    <style:style style:name="T41" style:family="text">
      <style:text-properties style:font-name="Nimbus Sans L" fo:font-weight="bold" officeooo:rsid="009a0745" style:font-weight-asian="bold" style:font-weight-complex="bold"/>
    </style:style>
    <style:style style:name="T42" style:family="text">
      <style:text-properties style:font-name="Nimbus Sans L" fo:font-weight="bold" officeooo:rsid="009befbd" style:font-weight-asian="bold" style:font-weight-complex="bold"/>
    </style:style>
    <style:style style:name="T43" style:family="text">
      <style:text-properties style:font-name="Nimbus Sans L" fo:font-weight="bold" officeooo:rsid="00a41f84" style:font-weight-asian="bold" style:font-weight-complex="bold"/>
    </style:style>
    <style:style style:name="T44" style:family="text">
      <style:text-properties style:font-name="Nimbus Sans L" fo:font-weight="bold" officeooo:rsid="00b7bbd4" style:font-weight-asian="bold" style:font-weight-complex="bold"/>
    </style:style>
    <style:style style:name="T45" style:family="text">
      <style:text-properties style:font-name="Nimbus Sans L" fo:font-weight="bold" officeooo:rsid="00bbbc56" style:font-weight-asian="bold" style:font-weight-complex="bold"/>
    </style:style>
    <style:style style:name="T46" style:family="text">
      <style:text-properties style:font-name="Nimbus Sans L" fo:font-weight="bold" officeooo:rsid="00bc0f9c" style:font-weight-asian="bold" style:font-weight-complex="bold"/>
    </style:style>
    <style:style style:name="T47" style:family="text">
      <style:text-properties style:font-name="Nimbus Sans L" fo:font-weight="bold" officeooo:rsid="00bd8ec5" style:font-weight-asian="bold" style:font-weight-complex="bold"/>
    </style:style>
    <style:style style:name="T48" style:family="text">
      <style:text-properties style:font-name="Nimbus Sans L" officeooo:rsid="00a54a6e"/>
    </style:style>
    <style:style style:name="T49" style:family="text">
      <style:text-properties style:font-name="Nimbus Sans L" officeooo:rsid="00a8a824"/>
    </style:style>
    <style:style style:name="T50" style:family="text">
      <style:text-properties style:font-name="Nimbus Sans L" officeooo:rsid="00aa38a5"/>
    </style:style>
    <style:style style:name="T51" style:family="text">
      <style:text-properties style:font-name="Nimbus Sans L" officeooo:rsid="00b6c632"/>
    </style:style>
    <style:style style:name="T52" style:family="text">
      <style:text-properties style:font-name="Nimbus Sans L" fo:font-weight="normal" officeooo:rsid="00bbbc56" style:font-weight-asian="normal" style:font-weight-complex="normal"/>
    </style:style>
    <style:style style:name="T53" style:family="text">
      <style:text-properties style:font-name="Nimbus Sans L" fo:font-weight="normal" officeooo:rsid="00c7ab63" style:font-weight-asian="normal" style:font-weight-complex="normal"/>
    </style:style>
    <style:style style:name="T54" style:family="text">
      <style:text-properties style:font-name="Nimbus Sans L" fo:font-weight="normal" officeooo:rsid="00c88772" style:font-weight-asian="normal" style:font-weight-complex="normal"/>
    </style:style>
    <style:style style:name="T55" style:family="text">
      <style:text-properties style:font-name="Nimbus Sans L" fo:font-weight="normal" officeooo:rsid="00c9dcac" style:font-weight-asian="normal" style:font-weight-complex="normal"/>
    </style:style>
    <style:style style:name="T56" style:family="text">
      <style:text-properties style:font-name="Nimbus Sans L" fo:font-weight="normal" officeooo:rsid="00ca89c1" style:font-weight-asian="normal" style:font-weight-complex="normal"/>
    </style:style>
    <style:style style:name="T57" style:family="text">
      <style:text-properties style:font-name="Nimbus Sans L" fo:font-weight="normal" officeooo:rsid="00cb49f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te-Rendu TP n°<text:span text:style-name="T1">3</text:span></text:p>
      <text:p text:style-name="P3"/>
      <text:p text:style-name="P3"/>
      <text:p text:style-name="P23">Exo 1 :</text:p>
      <text:p text:style-name="P4">1.1) <text:span text:style-name="T4">Définitions :</text:span></text:p>
      <text:p text:style-name="P28">strict.dtd] <text:span text:style-name="T2">&lt;!ELEMENT BODY O O (%block;|SCRIPT)+ +(INS|DEL) -- document body →</text:span></text:p>
      <text:p text:style-name="P29">loose.dtd] <text:span text:style-name="T3">&lt;!ELEMENT BODY O O (%flow;)* +(INS|DEL) -- document body --&gt;</text:span></text:p>
      <text:p text:style-name="P5"/>
      <text:p text:style-name="P6">L<text:span text:style-name="T5">es définitions différent sur le 4</text:span><text:span text:style-name="T6">e</text:span><text:span text:style-name="T5"> terme de la définition</text:span></text:p>
      <text:p text:style-name="P7">Dans la DTD strict, <text:span text:style-name="T8">(%block;|SCRIPT)+</text:span><text:span text:style-name="T11"> </text:span><text:span text:style-name="T10">implique que le corps comporte des blocs ou des scripts uniquement, et que le corps doit absolument en contenir au moins un, alors que dans la DTD loose, </text:span><text:span text:style-name="T9">(%flow;)*</text:span><text:span text:style-name="T11"> </text:span><text:span text:style-name="T10">implique que le corps </text:span><text:span text:style-name="T13">peut </text:span><text:span text:style-name="T10">comporte</text:span><text:span text:style-name="T13">r</text:span><text:span text:style-name="T10"> des blocs </text:span><text:span text:style-name="T12">ou des éléments en lignes (inline), </text:span><text:span text:style-name="T14">et ce, </text:span><text:span text:style-name="T12">en nombre quelconque</text:span><text:span text:style-name="T10">.</text:span></text:p>
      <text:p text:style-name="P7"/>
      <text:p text:style-name="P7"/>
      <text:p text:style-name="P8"><text:span text:style-name="T10">1.2) </text:span><text:span text:style-name="T15">Définitions :</text:span></text:p>
      <text:p text:style-name="P30"><text:span text:style-name="T18">s</text:span>trict.dtd]</text:p>
      <text:p text:style-name="P49">&lt;!ELEMENT P - O (%inline;)* <text:s text:c="11"/>-- paragraph --&gt;</text:p>
      <text:p text:style-name="P49">&lt;!ATTLIST P</text:p>
      <text:p text:style-name="P50"><text:s text:c="2"/>%attrs; <text:s text:c="29"/>-- %coreattrs, %i18n, %events –</text:p>
      <text:p text:style-name="P50"><text:s text:c="2"/>&gt;</text:p>
      <text:p text:style-name="P31"/>
      <text:p text:style-name="P32">loose.dtd]</text:p>
      <text:p text:style-name="P32">&lt;!ELEMENT P - O (%inline;)* <text:s text:c="11"/>-- paragraph --&gt;</text:p>
      <text:p text:style-name="P32">&lt;!ATTLIST P</text:p>
      <text:p text:style-name="P32"><text:s text:c="2"/>%attrs; <text:s text:c="29"/>-- %coreattrs, %i18n, %events --</text:p>
      <text:p text:style-name="P32"><text:s text:c="2"/>%align; <text:s text:c="29"/>-- align, text alignment --</text:p>
      <text:p text:style-name="P32"><text:s text:c="2"/>&gt;</text:p>
      <text:p text:style-name="P9"/>
      <text:p text:style-name="P10">La définition ne diffère que d’un attribut entre les définitions loose et strict. La définition donnée par la DTD loose, permet <text:span text:style-name="T19">en plus, </text:span>de définir l’attribut <text:span text:style-name="T7">align</text:span> pour l’élément p.</text:p>
      <text:p text:style-name="P10"/>
      <text:p text:style-name="P10"/>
      <text:p text:style-name="P11">1.3) <text:span text:style-name="T20">Définition :</text:span></text:p>
      <text:p text:style-name="P33">&lt;!--================ Document Head =======================================--&gt;</text:p>
      <text:p text:style-name="P33">&lt;!-- %head.misc; defined earlier on as "SCRIPT|STYLE|META|LINK|OBJECT" --&gt;</text:p>
      <text:p text:style-name="P33">&lt;!ENTITY % head.content "TITLE &amp; BASE?"&gt;</text:p>
      <text:p text:style-name="P33"/>
      <text:p text:style-name="P33">&lt;!ELEMENT HEAD O O (%head.content;) +(%head.misc;) -- document head --&gt;</text:p>
      <text:p text:style-name="P33">&lt;!ATTLIST HEAD</text:p>
      <text:p text:style-name="P33"><text:s text:c="2"/>%i18n; <text:s text:c="30"/>-- lang, dir --</text:p>
      <text:p text:style-name="P33"><text:s text:c="2"/>profile <text:s text:c="4"/>%URI; <text:s text:c="9"/>#IMPLIED <text:s/>-- named dictionary of meta info --</text:p>
      <text:p text:style-name="P33"><text:s text:c="2"/>&gt;</text:p>
      <text:p text:style-name="P12"/>
      <text:p text:style-name="P25">Syntaxe <text:span text:style-name="T22">associée</text:span>:</text:p>
      <text:p text:style-name="P13">&lt;head [<text:span text:style-name="T23">attributs</text:span>]&gt;</text:p>
      <text:p text:style-name="P13"><text:tab/>Contenu = Balise <text:span text:style-name="T21">unique </text:span>de type title <text:span text:style-name="T29">et une balise optionnelle de type </text:span>base</text:p>
      <text:p text:style-name="P13"><text:tab/><text:span text:style-name="T21">Divers = Balises multiples de types script, style, meta, link ou object</text:span></text:p>
      <text:p text:style-name="P14">&lt;/head&gt;</text:p>
      <text:p text:style-name="P14"/>
      <text:p text:style-name="P14"/>
      <text:p text:style-name="P14"/>
      <text:p text:style-name="P24"><text:soft-page-break/>Exo 2 :</text:p>
      <text:p text:style-name="P15">2.1) <text:span text:style-name="T24">Ce fichier correspond à du texte HTML en version 4.01, défini par la DTD strict.</text:span></text:p>
      <text:p text:style-name="P15"/>
      <text:p text:style-name="P34">1] <text:tab/>&lt;!DOCTYPE HTML PUBLIC "-//W3C//DTD HTML 4.01//EN" <text:tab/>"<text:a xlink:type="simple" xlink:href="http://www.w3.org/TR/html4/strict.dtd" text:style-name="Internet_20_link" text:visited-style-name="Visited_20_Internet_20_Link">http://www.w3.org/TR/html4/strict.dtd</text:a>"&gt;</text:p>
      <text:p text:style-name="P34"/>
      <text:p text:style-name="P36"><text:span text:style-name="T25">2</text:span>]<text:tab/><text:span text:style-name="T25">&lt;META http-equiv="content-type" content="text/html; charset=utf-8" &gt;</text:span></text:p>
      <text:p text:style-name="P16"/>
      <text:p text:style-name="P17">2.2) <text:span text:style-name="T26">Arbre syntaxique</text:span></text:p>
      <text:p text:style-name="P17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41">html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head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META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style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body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texte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5"><text:s text:c="2"/><text:span text:style-name="T27">+-------</text:span></text:p>
          </table:table-cell>
          <table:table-cell table:style-name="Tableau1.A1" office:value-type="string">
            <text:p text:style-name="P47">.<text:span text:style-name="T27">c1</text:span>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texte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P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texte</text:p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ul</text:p>
          </table:table-cell>
          <table:table-cell table:style-name="Tableau1.A1" office:value-type="string">
            <text:p text:style-name="P37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texte</text:p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li</text:p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li</text:p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texte</text:p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texte</text:p>
          </table:table-cell>
          <table:table-cell table:style-name="Tableau1.A1" office:value-type="string">
            <text:p text:style-name="P39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texte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9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4"><text:s text:c="2"/><text:span text:style-name="T27">+-------</text:span></text:p>
          </table:table-cell>
          <table:table-cell table:style-name="Tableau1.A1" office:value-type="string">
            <text:p text:style-name="P41">texte</text:p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9"/>
          </table:table-cell>
        </table:table-row>
      </table:table>
      <text:p text:style-name="P18"/>
      <text:p text:style-name="P13"/>
      <text:p text:style-name="P19">2.3)</text:p>
      <text:p text:style-name="P20">Le rendu n’est pas conforme à celui attendu. En effet, le bloc ul est affiché en dehors du bloc P, dans le navigateur, alors qu’il devrait être à l’intérieur de ce même bloc.</text:p>
      <text:p text:style-name="P20"/>
      <text:p text:style-name="P21">De plus, le texte suivant le bloc ul, n’est pas placé à l’intérieur du bloc P, ce qui diffère avec la disposition donnée par l’arbre syntaxique.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2.4) Nouvel arbre syntaxique</text:p>
      <text:p text:style-name="P22"/>
      <table:table table:name="Tableau2" table:style-name="Tableau2">
        <table:table-column table:style-name="Tableau2.A" table:number-columns-repeated="5"/>
        <table:table-column table:style-name="Tableau2.F"/>
        <table:table-row>
          <table:table-cell table:style-name="Tableau2.A1" office:value-type="string">
            <text:p text:style-name="P42">html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head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META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style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body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texte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8">.<text:span text:style-name="T27">c1</text:span>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texte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3">P (texte)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ul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texte</text:p>
          </table:table-cell>
          <table:table-cell table:style-name="Tableau2.A1" office:value-type="string">
            <text:p text:style-name="P42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li</text:p>
          </table:table-cell>
          <table:table-cell table:style-name="Tableau2.A1" office:value-type="string">
            <text:p text:style-name="P42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li</text:p>
          </table:table-cell>
          <table:table-cell table:style-name="Tableau2.A1" office:value-type="string">
            <text:p text:style-name="P42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texte</text:p>
          </table:table-cell>
          <table:table-cell table:style-name="Tableau2.A1" office:value-type="string">
            <text:p text:style-name="P42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P (<text:span text:style-name="T28">tex</text:span>te<text:span text:style-name="T28">)</text:span></text:p>
          </table:table-cell>
          <table:table-cell table:style-name="Tableau2.A1" office:value-type="string">
            <text:p text:style-name="P40"/>
          </table:table-cell>
          <table:table-cell table:style-name="Tableau2.A1" office:value-type="string">
            <text:p text:style-name="P40"/>
          </table:table-cell>
        </table:table-row>
        <table:table-row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6"><text:s text:c="2"/><text:span text:style-name="T27">+-------</text:span></text:p>
          </table:table-cell>
          <table:table-cell table:style-name="Tableau2.A1" office:value-type="string">
            <text:p text:style-name="P42">texte</text:p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38"/>
          </table:table-cell>
          <table:table-cell table:style-name="Tableau2.A1" office:value-type="string">
            <text:p text:style-name="P40"/>
          </table:table-cell>
        </table:table-row>
      </table:table>
      <text:p text:style-name="P35"/>
      <text:p text:style-name="P35"/>
      <text:p text:style-name="P26">2.6)</text:p>
      <text:p text:style-name="P26"><text:span text:style-name="Emphasis"><text:span text:style-name="T17">Erreur n°1 : </text:span></text:span><text:span text:style-name="Emphasis"><text:span text:style-name="T16">Line 10, Column 7</text:span></text:span><text:span text:style-name="T16">: end tag for "HEAD" which is not finished</text:span></text:p>
      <text:p text:style-name="P26"><text:tab/><text:span text:style-name="T34">Cela vient du fait que le contenu de la balise head, ne respecte pas le contenu imposé par la DTD : une balise de contenu + balises diverses requis, contre 2 balises diverses ici (cf 1.3).</text:span></text:p>
      <text:p text:style-name="P26"/>
      <text:p text:style-name="P26"><text:span text:style-name="Emphasis"><text:span text:style-name="T31">Erreur n°2 : </text:span></text:span><text:span text:style-name="Emphasis"><text:span text:style-name="T30">Line 13, Column 2</text:span></text:span><text:span text:style-name="T30">: character data is not allowed here</text:span></text:p>
      <text:p text:style-name="P26"><text:tab/><text:span text:style-name="T35">L’ajout de texte directement dans une balise de type body n’est pas autorisé, car une balise body ne peut contenir que des blocs, ou des scripts.</text:span></text:p>
      <text:p text:style-name="P27"/>
      <text:p text:style-name="P26"><text:span text:style-name="Emphasis"><text:span text:style-name="T32">Erreur n°3 : </text:span></text:span><text:span text:style-name="Emphasis"><text:span text:style-name="T30">Line 19, Column 6</text:span></text:span><text:span text:style-name="T30">: start tag for "LI" omitted, but its declaration does not permit this</text:span></text:p>
      <text:p text:style-name="P26"><text:tab/><text:span text:style-name="T36">Cette erreur est due au fait qu’une balise ul ne pouvant contenir du texte brut, mais uniquement des balises li.</text:span></text:p>
      <text:p text:style-name="P26"/>
      <text:p text:style-name="P26"><text:span text:style-name="Emphasis"><text:span text:style-name="T33">Erreur n°4 : </text:span></text:span><text:span text:style-name="Emphasis"><text:span text:style-name="T30">Line 22, Column 6</text:span></text:span><text:span text:style-name="T30">: character data is not allowed here</text:span></text:p>
      <text:p text:style-name="P26"><text:tab/><text:span text:style-name="T37">Idem erreur n°3.</text:span></text:p>
      <text:p text:style-name="P26"/>
      <text:p text:style-name="P52"><text:span text:style-name="T41">Erreur n°5 : </text:span><text:span text:style-name="Emphasis"><text:span text:style-name="T40">Line 25, Column 7</text:span></text:span><text:span text:style-name="T40">: end tag for element "P" which is not open</text:span></text:p>
      <text:p text:style-name="P53"><text:tab/><text:span text:style-name="T39">Selon la définition dans le DTD, la balise fermante de P est optionnelle, et le contenu de p, n’est composée que d’éléments en ligne. Cette erreur provient donc du fait que la balise P a déjà été refermée avant l’ouverture du bloc ul.</text:span></text:p>
      <text:p text:style-name="P54"><text:soft-page-break/><text:span text:style-name="T42">E</text:span><text:span text:style-name="T43">rreur n°6 : </text:span><text:span text:style-name="Emphasis"><text:span text:style-name="T40">Line 28, Column 2</text:span></text:span><text:span text:style-name="T40">: character data is not allowed here</text:span></text:p>
      <text:p text:style-name="P54"><text:span text:style-name="T10"><text:tab/></text:span><text:span text:style-name="T48">Idem erreur n°2.</text:span></text:p>
      <text:p text:style-name="P54"><text:span text:style-name="T48"/></text:p>
      <text:p text:style-name="P54"><text:span text:style-name="T48"/></text:p>
      <text:p text:style-name="P55"><text:span text:style-name="T48">2.</text:span><text:span text:style-name="T10">7) </text:span><text:span text:style-name="T49">cf toutfaux_v2.html</text:span></text:p>
      <text:p text:style-name="P55"><text:span text:style-name="T49"/></text:p>
      <text:p text:style-name="P55"><text:span text:style-name="T49"/></text:p>
      <text:p text:style-name="P56"><text:span text:style-name="T49">2.</text:span><text:span text:style-name="T10">8) </text:span><text:span text:style-name="T50">Arbre Syntaxique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E"/>
        <table:table-row>
          <table:table-cell table:style-name="Tableau3.A1" office:value-type="string">
            <text:p text:style-name="P42">html</text:p>
          </table:table-cell>
          <table:table-cell table:style-name="Tableau3.A1" office:value-type="string">
            <text:p text:style-name="P38"/>
          </table:table-cell>
          <table:table-cell table:style-name="Tableau3.A1" office:value-type="string">
            <text:p text:style-name="P38"/>
          </table:table-cell>
          <table:table-cell table:style-name="Tableau3.A1" office:value-type="string">
            <text:p text:style-name="P38"/>
          </table:table-cell>
          <table:table-cell table:style-name="Tableau3.E1" office:value-type="string">
            <text:p text:style-name="P75"/>
          </table:table-cell>
        </table:table-row>
        <table:table-row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2">head</text:p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72">title</text:p>
          </table:table-cell>
          <table:table-cell table:style-name="Tableau3.A2" office:value-type="string">
            <text:p text:style-name="P38"/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2">META</text:p>
          </table:table-cell>
          <table:table-cell table:style-name="Tableau3.A2" office:value-type="string">
            <text:p text:style-name="P38"/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2">style</text:p>
          </table:table-cell>
          <table:table-cell table:style-name="Tableau3.A2" office:value-type="string">
            <text:p text:style-name="P38"/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2">body</text:p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73">div</text:p>
          </table:table-cell>
          <table:table-cell table:style-name="Tableau3.A2" office:value-type="string">
            <text:p text:style-name="P38"/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8">.<text:span text:style-name="T27">c1</text:span></text:p>
          </table:table-cell>
          <table:table-cell table:style-name="Tableau3.A2" office:value-type="string">
            <text:p text:style-name="P38"/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2">texte</text:p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3">P</text:p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2">ul</text:p>
          </table:table-cell>
          <table:table-cell table:style-name="Tableau3.E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E2" office:value-type="string">
            <text:p text:style-name="P74">li</text:p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E2" office:value-type="string">
            <text:p text:style-name="P42">li</text:p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E2" office:value-type="string">
            <text:p text:style-name="P42">li</text:p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E2" office:value-type="string">
            <text:p text:style-name="P74">li</text:p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2">P</text:p>
          </table:table-cell>
          <table:table-cell table:style-name="Tableau3.E2" office:value-type="string">
            <text:p text:style-name="P40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42">texte</text:p>
          </table:table-cell>
          <table:table-cell table:style-name="Tableau3.E2" office:value-type="string">
            <text:p text:style-name="P40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46"><text:s text:c="2"/><text:span text:style-name="T27">+-------</text:span></text:p>
          </table:table-cell>
          <table:table-cell table:style-name="Tableau3.A2" office:value-type="string">
            <text:p text:style-name="P73">div</text:p>
          </table:table-cell>
          <table:table-cell table:style-name="Tableau3.A2" office:value-type="string">
            <text:p text:style-name="P42"/>
          </table:table-cell>
          <table:table-cell table:style-name="Tableau3.E2" office:value-type="string">
            <text:p text:style-name="P40"/>
          </table:table-cell>
        </table:table-row>
      </table:table>
      <text:p text:style-name="P56"><text:span text:style-name="T50"/></text:p>
      <text:p text:style-name="P56"><text:span text:style-name="T50"/></text:p>
      <text:p text:style-name="P59"><text:span text:style-name="T50">2.</text:span><text:span text:style-name="T10">10) Une reeur empêche l’affichage de la page par le navigateur.</text:span></text:p>
      <text:p text:style-name="P56"><text:span text:style-name="T50"/></text:p>
      <text:p text:style-name="P57"><text:span text:style-name="T50">2.</text:span><text:span text:style-name="T51">11</text:span><text:span text:style-name="T10">)</text:span></text:p>
      <text:p text:style-name="P58"><text:span text:style-name="T44">Erreur n°1 :</text:span><text:span text:style-name="Emphasis"><text:span text:style-name="T40">Line 4, Column 1</text:span></text:span><text:span text:style-name="T40">: Missing xmlns attribute for element html. The value should be: </text:span><text:a xlink:type="simple" xlink:href="http://www.w3.org/1999/xhtml" text:style-name="Internet_20_link" text:visited-style-name="Visited_20_Internet_20_Link"><text:span text:style-name="T40">http://www.w3.org/1999/xhtml</text:span></text:a></text:p>
      <text:p text:style-name="P64"><text:span text:style-name="T44"><text:tab/></text:span><text:span text:style-name="T54">L’attribut xlmns est obligatoire, et sa valeur doit être fixée </text:span><text:span text:style-name="T55">à </text:span><text:span text:style-name="T54">'http://www.w3.org/1999/xhtml'.</text:span></text:p>
      <text:p text:style-name="P58"><text:span text:style-name="T44"/></text:p>
      <text:p text:style-name="P61"><text:span text:style-name="T44">Erreur n</text:span><text:span text:style-name="T45">°2</text:span><text:span text:style-name="T44"> : </text:span><text:span text:style-name="Emphasis"><text:span text:style-name="T44">Line 7, Column 22</text:span></text:span><text:span text:style-name="T44">: there is no attribute "http-equiv"</text:span></text:p>
      <text:p text:style-name="P60"><text:span text:style-name="T44"><text:tab/></text:span><text:span text:style-name="T56">cf Erreur n°4.</text:span></text:p>
      <text:p text:style-name="P57"><text:span text:style-name="T10"/></text:p>
      <text:p text:style-name="P62"><text:span text:style-name="T44">Erreur n</text:span><text:span text:style-name="T45">°</text:span><text:span text:style-name="T46">3</text:span><text:span text:style-name="T44"> : </text:span><text:span text:style-name="Emphasis"><text:span text:style-name="T44">Line 7, Column 45</text:span></text:span><text:span text:style-name="T44">: there is no attribute "content"</text:span></text:p>
      <text:p text:style-name="P65"><text:span text:style-name="T44"><text:tab/></text:span><text:span text:style-name="T56">cf Erreur n°4.</text:span></text:p>
      <text:p text:style-name="P62"><text:soft-page-break/><text:span text:style-name="T52"/></text:p>
      <text:p text:style-name="P63"><text:span text:style-name="T44">Erreur n</text:span><text:span text:style-name="T45">°</text:span><text:span text:style-name="T47">4</text:span><text:span text:style-name="T44"> : </text:span><text:span text:style-name="Emphasis"><text:span text:style-name="T44">Line 7, Column 72</text:span></text:span><text:span text:style-name="T44">: element "META" undefined</text:span></text:p>
      <text:p text:style-name="P63"><text:span text:style-name="T44"><text:tab/></text:span><text:span text:style-name="T53">Casse incorrecte : la balise meta est celle à utiliser</text:span></text:p>
      <text:p text:style-name="P63"><text:span text:style-name="T52"/></text:p>
      <text:p text:style-name="P63"><text:span text:style-name="T44">Erreur n</text:span><text:span text:style-name="T45">°</text:span><text:span text:style-name="T47">5</text:span><text:span text:style-name="T44"> : </text:span><text:span text:style-name="Emphasis"><text:span text:style-name="T44">Line 13, Column 9</text:span></text:span><text:span text:style-name="T44">: end tag for "META" omitted, but OMITTAG NO was specified</text:span></text:p>
      <text:p text:style-name="P63"><text:span text:style-name="T44"><text:tab/></text:span><text:span text:style-name="T57">La balise &lt;meta&gt; est fermé incorrectement (car la fermeture de la balise en xhtml, diffère de la fermeture utilisée auparavant).</text:span></text:p>
      <text:p text:style-name="P63"><text:span text:style-name="T52"/></text:p>
      <text:p text:style-name="P63"><text:span text:style-name="T44">Erreur n</text:span><text:span text:style-name="T45">°</text:span><text:span text:style-name="T47">6</text:span><text:span text:style-name="T44"> : </text:span><text:span text:style-name="Emphasis"><text:span text:style-name="T44">Line 19, Column 9</text:span></text:span><text:span text:style-name="T44">: element "P" undefined</text:span></text:p>
      <text:p text:style-name="P65"><text:span text:style-name="T44"><text:tab/></text:span><text:span text:style-name="T53">Casse incorrecte : la balise </text:span><text:span text:style-name="T56">p </text:span><text:span text:style-name="T53">est celle à utiliser</text:span></text:p>
      <text:p text:style-name="P63"><text:span text:style-name="T52"/></text:p>
      <text:p text:style-name="P63"><text:span text:style-name="T44">Erreur n</text:span><text:span text:style-name="T45">°</text:span><text:span text:style-name="T47">7</text:span><text:span text:style-name="T44"> : </text:span><text:span text:style-name="Emphasis"><text:span text:style-name="T44">Line 26, Column 9</text:span></text:span><text:span text:style-name="T44">: element "P" undefined</text:span></text:p>
      <text:p text:style-name="P65"><text:span text:style-name="T44"><text:tab/></text:span><text:span text:style-name="T56">cf Erreur n°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05:30.916399657</meta:creation-date>
    <meta:generator>LibreOffice/5.1.4.2$Linux_X86_64 LibreOffice_project/10m0$Build-2</meta:generator>
    <dc:date>2016-09-28T15:31:14.110373252</dc:date>
    <meta:editing-duration>PT3H6M7S</meta:editing-duration>
    <meta:editing-cycles>144</meta:editing-cycles>
    <meta:document-statistic meta:table-count="3" meta:image-count="0" meta:object-count="0" meta:page-count="5" meta:paragraph-count="175" meta:word-count="846" meta:character-count="5222" meta:non-whitespace-character-count="4273"/>
  </office:meta>
</office:document-meta>
</file>